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Book Antiqua" officeooo:paragraph-rsid="000c2814" style:font-name-asian="Times New Roman" style:font-name-complex="Times New Roman" loext:padding="0cm" loext:border="non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Book Antiqua" fo:font-size="12pt" officeooo:paragraph-rsid="000c2814" style:font-name-asian="Times New Roman" style:font-size-asian="12pt" style:font-name-complex="Times New Roman" style:font-size-complex="12pt" loext:padding="0cm" loext:border="non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Book Antiqua" fo:font-size="12pt" officeooo:rsid="000c2814" officeooo:paragraph-rsid="000c2814" style:font-name-asian="Times New Roman" style:font-size-asian="12pt" style:font-name-complex="Times New Roman" style:font-size-complex="12pt" loext:padding="0cm" loext:border="non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Book Antiqua" fo:font-weight="bold" officeooo:paragraph-rsid="000c2814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style:vertical-align="baseline"/>
      <style:text-properties officeooo:paragraph-rsid="000c281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c2814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inherit" fo:font-size="8.5pt" officeooo:paragraph-rsid="000c2814" style:font-name-asian="Times New Roman" style:font-size-asian="8.5pt" style:font-name-complex="Times New Roman" style:font-size-complex="8.5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officeooo:rsid="000c2814" officeooo:paragraph-rsid="000c2814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0c2814"/>
    </style:style>
    <style:style style:name="T1" style:family="text">
      <style:text-properties style:font-name="Book Antiqua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Book Antiqua" fo:font-weight="bold" officeooo:rsid="000c2814" style:font-name-asian="Times New Roman" style:font-weight-asian="bold" style:font-name-complex="Times New Roman" style:font-weight-complex="bold"/>
    </style:style>
    <style:style style:name="T3" style:family="text">
      <style:text-properties style:font-name="Book Antiqua" fo:font-size="12pt" style:font-name-asian="Times New Roman" style:font-size-asian="12pt" style:font-name-complex="Times New Roman" style:font-size-complex="12pt" loext:padding="0cm" loext:border="none"/>
    </style:style>
    <style:style style:name="T4" style:family="text">
      <style:text-properties style:font-name="Book Antiqua" fo:font-size="12pt" officeooo:rsid="000c5868" style:font-name-asian="Times New Roman" style:font-size-asian="12pt" style:font-name-complex="Times New Roman" style:font-size-complex="12pt" loext:padding="0cm" loext:border="none"/>
    </style:style>
    <style:style style:name="T5" style:family="text">
      <style:text-properties style:font-name="Book Antiqua" fo:font-size="12pt" officeooo:rsid="000c2814" style:font-name-asian="Times New Roman" style:font-size-asian="12pt" style:font-name-complex="Times New Roman" style:font-size-complex="12pt" loext:padding="0cm" loext:border="none"/>
    </style:style>
    <style:style style:name="T6" style:family="text">
      <style:text-properties style:font-name="Book Antiqua" style:font-name-asian="Times New Roman" style:font-name-complex="Times New Roman" loext:padding="0cm" loext:border="none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/></text:p>
      <text:p text:style-name="P8"><text:span text:style-name="T2">S</text:span><text:span text:style-name="T1">QL QueryTest</text:span></text:p>
      <text:p text:style-name="P6"><text:span text:style-name="T2"/></text:p>
      <text:p text:style-name="P6"><text:span text:style-name="T2">Q1.</text:span><text:span text:style-name="T1">Display all the information of the emp table.</text:span></text:p>
      <text:p text:style-name="P6"><text:span text:style-name="T3">SQL&gt;Select * from emp ;  </text:span></text:p>
      <text:p text:style-name="P3"><text:span text:style-name="T7"/></text:p>
      <text:p text:style-name="P6"><text:span text:style-name="T1">2.Display unique jobs from EMP table.</text:span></text:p>
      <text:p text:style-name="P6"><text:span text:style-name="T3">SQL&gt;SELECT DISTINCT Job FROM EMP </text:span><text:span text:style-name="T5">order by</text:span><text:span text:style-name="T3"> Job ;  </text:span></text:p>
      <text:p text:style-name="P2"/>
      <text:p text:style-name="P6"><text:span text:style-name="T1"><text:s/>3.List the details of the emps in asc order of their salaries.</text:span></text:p>
      <text:p text:style-name="P6"><text:span text:style-name="T3">SQL&gt;SELECT * FROM EMP ORDER BY Sal ASC ;</text:span></text:p>
      <text:p text:style-name="P4"/>
      <text:p text:style-name="P6"><text:span text:style-name="T1">4.List the details of the emps in asc order of the Deptnos and desc of Jobs.</text:span></text:p>
      <text:p text:style-name="P6"><text:span text:style-name="T3">SQL&gt;SELECT * FROM EMP <text:s/>ORDER BY Deptno AS</text:span><text:span text:style-name="T4">S</text:span><text:span text:style-name="T3">C, Job DESC ;</text:span></text:p>
      <text:p text:style-name="P7"/>
      <text:p text:style-name="P6"><text:span text:style-name="T3"> </text:span><text:span text:style-name="T1">5.Display all the unique job groups in the descending order</text:span></text:p>
      <text:p text:style-name="P6"><text:span text:style-name="T3">SQL&gt;select unique job from emp order by job desc ; </text:span><text:span text:style-name="T6">  </text:span></text:p>
      <text:p text:style-name="P1"/>
      <text:p text:style-name="P6"><text:span text:style-name="T6"> </text:span><text:span text:style-name="T1">6.Display all the details of all ‘Mgrs’</text:span></text:p>
      <text:p text:style-name="P6"><text:span text:style-name="T3">SQL&gt;select * from emp where job = ‘MANAGER’ ;  </text:span></text:p>
      <text:p text:style-name="P2"/>
      <text:p text:style-name="P6"><text:span text:style-name="T1">7.List the emps who joined before 1981.</text:span></text:p>
      <text:p text:style-name="P6"><text:span text:style-name="T3">SQL&gt;select * from emp where hiredate &lt; ’01-Jan-1981′ ; </text:span></text:p>
      <text:p text:style-name="P2"/>
      <text:p text:style-name="P6"><text:span text:style-name="T1">8. List the Empno, Ename, Sal, Daily Sal of all Employees in the ASC order of AnnSal.</text:span></text:p>
      <text:p text:style-name="P6"><text:span text:style-name="T3">SQL&gt;SELECT Empno, Ename, sal, Sal/30 DailySal</text:span></text:p>
      <text:p text:style-name="P5"><text:span text:style-name="T3">FROM Emp ORDER BY Sal*12 ;</text:span></text:p>
      <text:p text:style-name="P1"/>
      <text:p text:style-name="P6"><text:span text:style-name="T6"> </text:span><text:span text:style-name="T1">9.Display the empno , ename, job, hiredate, exp of all Mgrs</text:span></text:p>
      <text:p text:style-name="P6"><text:span text:style-name="T3">SQL&gt;;</text:span></text:p>
      <text:p text:style-name="P7"/>
      <text:p text:style-name="P6"><text:span text:style-name="T3">1</text:span><text:span text:style-name="T1">0.List the empno, ename, sal, exp of all emps working for Mgr 7839.</text:span></text:p>
      <text:p text:style-name="P6"><text:span text:style-name="T3">SQL&gt; </text:span></text:p>
      <text:p text:style-name="P6"><text:span text:style-name="T3">Select empno,ename,sal,hiredate,experience=dateDiff(mm,hiredate,getDate()) from emp where mgr=7839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14:23.495672292</meta:creation-date>
    <meta:generator>LibreOffice/6.0.3.2$Linux_X86_64 LibreOffice_project/00m0$Build-2</meta:generator>
    <dc:date>2019-06-28T11:14:12.506943405</dc:date>
    <meta:editing-duration>PT59M49S</meta:editing-duration>
    <meta:editing-cycles>1</meta:editing-cycles>
    <meta:document-statistic meta:table-count="0" meta:image-count="0" meta:object-count="0" meta:page-count="1" meta:paragraph-count="23" meta:word-count="191" meta:character-count="1093" meta:non-whitespace-character-count="909"/>
  </office:meta>
</office:document-meta>
</file>